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5"><text:span text:style-name="T1">T</text:span>OMBEAU DU MAGE <text:span text:style-name="T3">SOMBRE</text:span></text:p>
      <text:p text:style-name="P5"/>
      <text:p text:style-name="P7">CIMETIÈRE <text:span text:style-name="T6">IMPROVISÉ</text:span></text:p>
      <text:p text:style-name="P6"/>
      <text:p text:style-name="P6">COFFRE FAMILIAL</text:p>
      <text:p text:style-name="P6"/>
      <text:p text:style-name="P6">JUNGLE <text:span text:style-name="T5">DU DRUIDE</text:span></text:p>
      <text:p text:style-name="P6"/>
      <text:p text:style-name="P6">NICHE DE LA BÊTE</text:p>
      <text:p text:style-name="P6"/>
      <text:p text:style-name="P6">CORRIDORS MANAÏQUES</text:p>
      <text:p text:style-name="P6"/>
      <text:p text:style-name="P3"><text:span text:style-name="T4">OBJETS </text:span><text:span text:style-name="T6">DISSÉMINÉS</text:span></text:p>
      <text:p text:style-name="P3"/>
      <text:p text:style-name="P10"><text:span text:style-name="T7">MATÉRIEL</text:span><text:span text:style-name="T8"> DES JOUEURS</text:span></text:p>
      <text:p text:style-name="P8"/>
      <text:p text:style-name="P9">BUFFET D’OUTRE-MONDE</text:p>
      <text:p text:style-name="P9"/>
      <text:p text:style-name="P9">COINS DES FANTÔMES</text:p>
      <text:p text:style-name="P4"/>
      <text:p text:style-name="P9"><text:span text:style-name="T1">C</text:span>OSTUMES JOUEURS</text:p>
      <text:p text:style-name="P9"/>
      <text:p text:style-name="P9">COSTUMES FIGURANTS</text:p>
      <text:p text:style-name="P12"><text:soft-page-break/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12"/>
      <text:p text:style-name="P12"><text:span text:style-name="T1">LABO</text:span><text:span text:style-name="T2">RATOIRE</text:span><text:span text:style-name="T1"> </text:span><text:span text:style-name="T6">D</text:span><text:span text:style-name="T9">E DIVIN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4.3.2$Windows_X86_64 LibreOffice_project/1048a8393ae2eeec98dff31b5c133c5f1d08b890</meta:generator>
    <dc:date>2023-04-07T14:43:56.817000000</dc:date>
    <meta:editing-duration>PT17M2S</meta:editing-duration>
    <meta:editing-cycles>12</meta:editing-cycles>
    <meta:document-statistic meta:table-count="0" meta:image-count="0" meta:object-count="0" meta:page-count="2" meta:paragraph-count="16" meta:word-count="42" meta:character-count="313" meta:non-whitespace-character-count="287"/>
  </office:meta>
</office:document-meta>
</file>